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70000013BBA7CA9B63EBF5DED.png" manifest:media-type="image/png"/>
  <manifest:file-entry manifest:full-path="Pictures/10000201000000A30000016563ED142CBC36D5EC.png" manifest:media-type="image/png"/>
  <manifest:file-entry manifest:full-path="Pictures/100002010000012C00000041FB3B55A81A68C668.png" manifest:media-type="image/png"/>
  <manifest:file-entry manifest:full-path="Pictures/10000201000000C8000000A700C779154209EB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4.869cm" fo:min-width="14.22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svg:stroke-width="0.106cm" svg:stroke-color="#ff6600" draw:marker-start="Arrow" draw:marker-start-width="0.458cm" draw:marker-end="Arrow" draw:marker-end-width="0.458cm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draw:stroke="dash" draw:stroke-dash="Fine_20_Dashed" svg:stroke-color="#ff66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828cm" svg:height="7.239cm" svg:x="-0.143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24cm" svg:height="1.272cm" svg:x="5.826cm" svg:y="9.44cm">
          <draw:image xlink:href="Pictures/10000201000000C8000000A700C779154209EB46.png" xlink:type="simple" xlink:show="embed" xlink:actuate="onLoad">
            <text:p/>
          </draw:image>
        </draw:frame>
        <draw:frame draw:style-name="gr2" draw:text-style-name="P2" draw:layer="layout" svg:width="1.524cm" svg:height="1.272cm" svg:x="9.763cm" svg:y="9.38cm">
          <draw:image xlink:href="Pictures/10000201000000C8000000A700C779154209EB46.png" xlink:type="simple" xlink:show="embed" xlink:actuate="onLoad">
            <text:p/>
          </draw:image>
        </draw:frame>
        <draw:frame draw:style-name="gr2" draw:text-style-name="P2" draw:layer="layout" svg:width="1.524cm" svg:height="1.272cm" svg:x="8.874cm" svg:y="7.096cm">
          <draw:image xlink:href="Pictures/10000201000000C8000000A700C779154209EB46.png" xlink:type="simple" xlink:show="embed" xlink:actuate="onLoad">
            <text:p/>
          </draw:image>
        </draw:frame>
        <draw:frame draw:style-name="gr2" draw:text-style-name="P2" draw:layer="layout" svg:width="1.524cm" svg:height="1.272cm" svg:x="13.7cm" svg:y="9.38cm">
          <draw:image xlink:href="Pictures/10000201000000C8000000A700C779154209EB46.png" xlink:type="simple" xlink:show="embed" xlink:actuate="onLoad">
            <text:p/>
          </draw:image>
        </draw:frame>
        <draw:frame draw:style-name="gr2" draw:text-style-name="P2" draw:layer="layout" svg:width="1.524cm" svg:height="1.272cm" svg:x="10.652cm" svg:y="11.92cm">
          <draw:image xlink:href="Pictures/10000201000000C8000000A700C779154209EB46.png" xlink:type="simple" xlink:show="embed" xlink:actuate="onLoad">
            <text:p/>
          </draw:image>
        </draw:frame>
        <draw:line draw:style-name="gr3" draw:text-style-name="P2" draw:layer="layout" svg:x1="4.048cm" svg:y1="10.017cm" svg:x2="5.953cm" svg:y2="10.017cm">
          <text:p/>
        </draw:line>
        <draw:line draw:style-name="gr3" draw:text-style-name="P2" draw:layer="layout" svg:x1="7.096cm" svg:y1="10.017cm" svg:x2="10.017cm" svg:y2="10.017cm">
          <text:p/>
        </draw:line>
        <draw:line draw:style-name="gr3" draw:text-style-name="P2" draw:layer="layout" svg:x1="6.969cm" svg:y1="9.89cm" svg:x2="9.128cm" svg:y2="7.985cm">
          <text:p/>
        </draw:line>
        <draw:line draw:style-name="gr3" draw:text-style-name="P2" draw:layer="layout" svg:x1="9.763cm" svg:y1="7.858cm" svg:x2="10.398cm" svg:y2="9.89cm">
          <text:p/>
        </draw:line>
        <draw:line draw:style-name="gr3" draw:text-style-name="P2" draw:layer="layout" svg:x1="6.207cm" svg:y1="10.144cm" svg:x2="11.033cm" svg:y2="12.557cm">
          <text:p/>
        </draw:line>
        <draw:line draw:style-name="gr3" draw:text-style-name="P2" draw:layer="layout" svg:x1="10.525cm" svg:y1="10.271cm" svg:x2="11.414cm" svg:y2="12.43cm">
          <text:p/>
        </draw:line>
        <draw:line draw:style-name="gr3" draw:text-style-name="P2" draw:layer="layout" svg:x1="10.906cm" svg:y1="9.763cm" svg:x2="13.827cm" svg:y2="9.763cm">
          <text:p/>
        </draw:line>
        <draw:line draw:style-name="gr3" draw:text-style-name="P2" draw:layer="layout" svg:x1="14.843cm" svg:y1="10.017cm" svg:x2="16.875cm" svg:y2="9.89cm">
          <text:p/>
        </draw:line>
        <draw:line draw:style-name="gr3" draw:text-style-name="P2" draw:layer="layout" svg:x1="11.668cm" svg:y1="12.303cm" svg:x2="14.462cm" svg:y2="10.271cm">
          <text:p/>
        </draw:line>
        <draw:line draw:style-name="gr3" draw:text-style-name="P2" draw:layer="layout" svg:x1="10.017cm" svg:y1="7.604cm" svg:x2="14.208cm" svg:y2="9.636cm">
          <text:p/>
        </draw:line>
        <draw:frame draw:style-name="gr2" draw:text-style-name="P2" draw:layer="layout" svg:width="2.921cm" svg:height="0.632cm" svg:x="15.605cm" svg:y="9.636cm">
          <draw:image xlink:href="Pictures/100002010000012C00000041FB3B55A81A68C668.png" xlink:type="simple" xlink:show="embed" xlink:actuate="onLoad">
            <text:p/>
          </draw:image>
        </draw:frame>
        <draw:frame draw:style-name="gr2" draw:text-style-name="P2" draw:layer="layout" svg:width="2.032cm" svg:height="0.44cm" svg:x="2.27cm" svg:y="9.859cm">
          <draw:image xlink:href="Pictures/100002010000012C00000041FB3B55A81A68C668.png" xlink:type="simple" xlink:show="embed" xlink:actuate="onLoad">
            <text:p/>
          </draw:image>
        </draw:frame>
        <draw:frame draw:style-name="gr4" draw:text-style-name="P2" draw:layer="layout" svg:width="0.653cm" svg:height="1.43cm" svg:x="0.855cm" svg:y="9.255cm">
          <draw:image xlink:href="Pictures/10000201000000A30000016563ED142CBC36D5EC.png" xlink:type="simple" xlink:show="embed" xlink:actuate="onLoad">
            <text:p/>
          </draw:image>
        </draw:frame>
        <draw:frame draw:style-name="gr2" draw:text-style-name="P2" draw:layer="layout" svg:width="1.141cm" svg:height="0.789cm" draw:transform="rotate (0.105417886820458) translate (1cm 10.375cm)">
          <draw:image xlink:href="Pictures/10000201000001C70000013BBA7CA9B63EBF5DED.png" xlink:type="simple" xlink:show="embed" xlink:actuate="onLoad">
            <text:p/>
          </draw:image>
        </draw:frame>
        <draw:frame draw:style-name="gr4" draw:text-style-name="P2" draw:layer="layout" svg:width="0.653cm" svg:height="1.43cm" svg:x="0.156cm" svg:y="10.056cm">
          <draw:image xlink:href="Pictures/10000201000000A30000016563ED142CBC36D5EC.png" xlink:type="simple" xlink:show="embed" xlink:actuate="onLoad">
            <text:p/>
          </draw:image>
        </draw:frame>
        <draw:frame draw:style-name="gr2" draw:text-style-name="P2" draw:layer="layout" svg:width="1.141cm" svg:height="0.789cm" draw:transform="rotate (0.105417886820458) translate (0.301cm 11.176cm)">
          <draw:image xlink:href="Pictures/10000201000001C70000013BBA7CA9B63EBF5DED.png" xlink:type="simple" xlink:show="embed" xlink:actuate="onLoad">
            <text:p/>
          </draw:image>
        </draw:frame>
        <draw:frame draw:style-name="gr4" draw:text-style-name="P2" draw:layer="layout" svg:width="0.653cm" svg:height="1.43cm" svg:x="19.155cm" svg:y="9.255cm">
          <draw:image xlink:href="Pictures/10000201000000A30000016563ED142CBC36D5EC.png" xlink:type="simple" xlink:show="embed" xlink:actuate="onLoad">
            <text:p/>
          </draw:image>
        </draw:frame>
        <draw:frame draw:style-name="gr2" draw:text-style-name="P2" draw:layer="layout" svg:width="1.141cm" svg:height="0.789cm" draw:transform="rotate (0.105417886820458) translate (19.3cm 10.375cm)">
          <draw:image xlink:href="Pictures/10000201000001C70000013BBA7CA9B63EBF5DED.png" xlink:type="simple" xlink:show="embed" xlink:actuate="onLoad">
            <text:p/>
          </draw:image>
        </draw:frame>
        <draw:frame draw:style-name="gr4" draw:text-style-name="P2" draw:layer="layout" svg:width="0.653cm" svg:height="1.43cm" svg:x="18.456cm" svg:y="10.056cm">
          <draw:image xlink:href="Pictures/10000201000000A30000016563ED142CBC36D5EC.png" xlink:type="simple" xlink:show="embed" xlink:actuate="onLoad">
            <text:p/>
          </draw:image>
        </draw:frame>
        <draw:frame draw:style-name="gr2" draw:text-style-name="P2" draw:layer="layout" svg:width="1.141cm" svg:height="0.789cm" draw:transform="rotate (0.105417886820458) translate (18.601cm 11.176cm)">
          <draw:image xlink:href="Pictures/10000201000001C70000013BBA7CA9B63EBF5DED.png" xlink:type="simple" xlink:show="embed" xlink:actuate="onLoad">
            <text:p/>
          </draw:image>
        </draw:frame>
        <draw:frame draw:style-name="gr2" draw:text-style-name="P2" draw:layer="layout" svg:width="2.032cm" svg:height="0.44cm" svg:x="1.889cm" svg:y="6.08cm">
          <draw:image xlink:href="Pictures/100002010000012C00000041FB3B55A81A68C668.png" xlink:type="simple" xlink:show="embed" xlink:actuate="onLoad">
            <text:p/>
          </draw:image>
        </draw:frame>
        <draw:line draw:style-name="gr5" draw:text-style-name="P3" draw:layer="layout" svg:x1="3.667cm" svg:y1="6.334cm" svg:x2="16.875cm" svg:y2="6.334cm">
          <text:p/>
        </draw:line>
        <draw:frame draw:style-name="gr2" draw:text-style-name="P2" draw:layer="layout" svg:width="2.032cm" svg:height="0.44cm" svg:x="16.621cm" svg:y="6.021cm">
          <draw:image xlink:href="Pictures/100002010000012C00000041FB3B55A81A68C668.png" xlink:type="simple" xlink:show="embed" xlink:actuate="onLoad">
            <text:p/>
          </draw:image>
        </draw:frame>
        <draw:line draw:style-name="gr6" draw:text-style-name="P2" draw:layer="layout" svg:x1="3.032cm" svg:y1="6.461cm" svg:x2="3.032cm" svg:y2="9.89cm">
          <text:p/>
        </draw:line>
        <draw:line draw:style-name="gr6" draw:text-style-name="P2" draw:layer="layout" svg:x1="17.432cm" svg:y1="6.462cm" svg:x2="17.432cm" svg:y2="9.891cm">
          <text:p/>
        </draw:line>
        <draw:frame draw:style-name="gr7" draw:text-style-name="P4" draw:layer="layout" svg:width="2.911cm" svg:height="0.878cm" svg:x="9.128cm" svg:y="12.938cm">
          <draw:text-box>
            <text:p><text:span text:style-name="T1">U</text:span><text:span text:style-name="T1">n</text:span><text:span text:style-name="T1">d</text:span><text:span text:style-name="T1">e</text:span><text:span text:style-name="T1">r</text:span><text:span text:style-name="T1">l</text:span><text:span text:style-name="T1">a</text:span><text:span text:style-name="T1">y</text:span></text:p>
          </draw:text-box>
        </draw:frame>
        <draw:frame draw:style-name="gr7" draw:text-style-name="P5" draw:layer="layout" svg:width="2.72cm" svg:height="0.962cm" svg:x="9.128cm" svg:y="5.318cm">
          <draw:text-box>
            <text:p><text:span text:style-name="T2">overla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0T07:58:39.339130159</meta:creation-date>
    <dc:date>2019-01-10T09:24:21.899952467</dc:date>
    <meta:editing-duration>PT1H14M42S</meta:editing-duration>
    <meta:editing-cycles>1</meta:editing-cycles>
    <meta:document-statistic meta:object-count="33"/>
    <meta:generator>LibreOffice/5.1.6.2$Linux_X86_64 LibreOffice_project/10m0$Build-2</meta:generator>
  </office:meta>
</office:document-meta>
</file>